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34" calcext:value-type="float">
            <text:p>1534</text:p>
          </table:table-cell>
          <table:table-cell table:style-name="ce7" table:formula="of:=COUNTIF([.B7:.B999998];&quot;X&quot;)" office:value-type="float" office:value="1337" calcext:value-type="float">
            <text:p>1337</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6" calcext:value-type="float">
            <text:p>96</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6" calcext:value-type="float">
            <text:p>176</text:p>
          </table:table-cell>
          <table:table-cell table:style-name="ce25" table:formula="of:=SUM([.B2:.F2])" office:value-type="float" office:value="1635" calcext:value-type="float">
            <text:p>163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3" table:number-rows-repeated="1047035">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23">00/00/0000</text:date>, <text:time style:data-style-name="N2" text:time-value="18:59:03.40285495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2-23T18:59:30.685674260</dc:date>
    <meta:editing-duration>P1DT15H19M14S</meta:editing-duration>
    <meta:editing-cycles>1530</meta:editing-cycles>
    <meta:document-statistic meta:table-count="1" meta:cell-count="9268" meta:object-count="0"/>
  </office:meta>
</office:document-meta>
</file>